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7146a" officeooo:paragraph-rsid="0017146a" style:font-size-asian="11pt" style:font-size-complex="11pt"/>
    </style:style>
    <style:style style:name="P10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b2b78b" officeooo:paragraph-rsid="0011f3a8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2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8c2bc"/>
    </style:style>
    <style:style style:name="T6" style:family="text">
      <style:text-properties officeooo:rsid="001b9a0a"/>
    </style:style>
    <style:style style:name="T7" style:family="text">
      <style:text-properties officeooo:rsid="001ce06f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7">Mannheim</text:span><text:tab/>Tel.:<text:tab/>07585-7879749</text:p>
      <text:p text:style-name="P3"><text:tab/>E-Mail:<text:tab/>jan@kechel.de</text:p>
      <text:p text:style-name="P3"><text:span text:style-name="T7">68149 Mannheim</text:span><text:tab/><text:line-break/><text:tab/>Datum: <text:s/><text:tab/><text:date style:data-style-name="N10041" text:date-value="2025-06-24T07:07:56.487327413">24. Juni 2025</text:date></text:p>
      <text:p text:style-name="P4"/>
      <text:p text:style-name="P4"/>
      <text:p text:style-name="P5"/>
      <text:p text:style-name="P11">Strafanzeige <text:span text:style-name="T7">622 Js 18373/25</text:span></text:p>
      <text:p text:style-name="P2"/>
      <text:p text:style-name="P2"/>
      <text:p text:style-name="P7">Sehr geehrte<text:span text:style-name="T5">r</text:span> Staatsanw<text:span text:style-name="T5">a</text:span>lt,</text:p>
      <text:p text:style-name="P7"/>
      <text:p text:style-name="P7">bezugnehmen auf Ihre Antwort möchte ich ihnen gerne weitere Anhaltspunkte für eine Straftat <text:span text:style-name="T6">in Ihrem Zuständigkeitsbereich </text:span>mitteilen. <text:span text:style-name="T7">Es ist nicht nachvollziehbar warum Sie Schäden und Straftaten in Mannheim nach Essen abschieben wollen.</text:span></text:p>
      <text:p text:style-name="P7"/>
      <text:p text:style-name="P7">Vielleicht Überdenken Sie Ihre Entscheidung ja noch einmal.</text:p>
      <text:p text:style-name="P7"/>
      <text:p text:style-name="P8">Bitte ziehen sie unbedingt eine Fachkraft ihrer Wahl hinzu, um eine weitere, unabhängige Meinung zu den beschriebenen Fakten einzuholen.</text:p>
      <text:p text:style-name="P8"/>
      <text:p text:style-name="P9">Ich empfehle auch, sich erstmal nur auf einen der vielen Schäden zu beziehen, um dadurch aus der Verteidigung zu lernen und weitere Vergehen mit entsprechenden Korrekturen zu verfolgen.</text:p>
      <text:p text:style-name="P10"/>
      <text:p text:style-name="P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4T07:07:21.547179905</dc:date>
    <meta:print-date>2025-06-24T07:07:55.469715065</meta:print-date>
    <meta:editing-cycles>354</meta:editing-cycles>
    <meta:editing-duration>PT12H8M49S</meta:editing-duration>
    <meta:printed-by>PDF files</meta:printed-by>
    <meta:document-statistic meta:table-count="0" meta:image-count="0" meta:object-count="0" meta:page-count="1" meta:paragraph-count="118" meta:word-count="1254" meta:character-count="9443" meta:non-whitespace-character-count="8195"/>
    <meta:user-defined meta:name="Info 1"/>
    <meta:user-defined meta:name="Info 2"/>
    <meta:user-defined meta:name="Info 3"/>
    <meta:user-defined meta:name="Info 4"/>
  </office:meta>
</office:document-meta>
</file>